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6c" officeooo:paragraph-rsid="0005e06c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officeooo:paragraph-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fo:font-style="italic" officeooo:rsid="00096589" officeooo:paragraph-rsid="00096589" style:font-style-asian="italic" style:font-style-complex="italic"/>
    </style:style>
    <style:style style:name="P10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5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5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a01" officeooo:paragraph-rsid="000ab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313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094a55"/>
    </style:style>
    <style:style style:name="T12" style:family="text">
      <style:text-properties officeooo:rsid="000aba01"/>
    </style:style>
    <style:style style:name="T13" style:family="text">
      <style:text-properties officeooo:rsid="000965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ll of Materials</text:p>
      <text:p text:style-name="P1"/>
      <text:p text:style-name="Subtitle">Open-source USB-A magnetic breakaway connector used in the BusKill laptop kill cord</text:p>
      <text:p text:style-name="P9">This BOM is in progress</text:p>
      <text:p text:style-name="Text_20_body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omponent</text:p>
          </table:table-cell>
          <table:table-cell table:style-name="Table1.B1" office:value-type="string">
            <text:p text:style-name="P4"><text:span text:style-name="T9">Base Q</text:span><text:span text:style-name="T10">TY</text:span></text:p>
          </table:table-cell>
          <table:table-cell table:style-name="Table1.A1" office:value-type="string">
            <text:p text:style-name="P2">Link (if applicable)</text:p>
          </table:table-cell>
        </table:table-row>
        <table:table-row table:style-name="Table1.1">
          <table:table-cell table:style-name="Table1.A2" office:value-type="string">
            <text:p text:style-name="P2">USB male</text:p>
          </table:table-cell>
          <table:table-cell table:style-name="Table1.B2" office:value-type="float" office:value="1">
            <text:p text:style-name="P2">1</text:p>
          </table:table-cell>
          <table:table-cell table:style-name="Table1.C2" office:value-type="string">
            <text:p text:style-name="P7">https://amzn.to/43tGNuv</text:p>
          </table:table-cell>
        </table:table-row>
        <table:table-row table:style-name="Table1.1">
          <table:table-cell table:style-name="Table1.A3" office:value-type="string">
            <text:p text:style-name="P2">USB female <text:span text:style-name="T11">(10 mm)</text:span></text:p>
          </table:table-cell>
          <table:table-cell table:style-name="Table1.B3" office:value-type="float" office:value="1">
            <text:p text:style-name="P2">1</text:p>
          </table:table-cell>
          <table:table-cell table:style-name="Table1.C3" office:value-type="string">
            <text:p text:style-name="P7">https://amzn.to/43tGNuv</text:p>
          </table:table-cell>
        </table:table-row>
        <table:table-row table:style-name="Table1.1">
          <table:table-cell table:style-name="Table1.A2" office:value-type="string">
            <text:p text:style-name="P13">Pogo receptors</text:p>
          </table:table-cell>
          <table:table-cell table:style-name="Table1.B2" office:value-type="float" office:value="4">
            <text:p text:style-name="P2">4</text:p>
          </table:table-cell>
          <table:table-cell table:style-name="Table1.C4" office:value-type="string">
            <text:p text:style-name="P8">https://www.alibaba.com/product-detail/Circular-SMD-Contact-Pad-3-0_62437659039.html?spm=a2700.9114905.0.0.IC0LYF</text:p>
          </table:table-cell>
        </table:table-row>
        <table:table-row table:style-name="Table1.1">
          <table:table-cell table:style-name="Table1.A3" office:value-type="string">
            <text:p text:style-name="P4"><text:span text:style-name="T2">Pogo pins<text:line-break/></text:span><text:span text:style-name="T3">Working height:</text:span> 0.298" (7.58mm) </text:p>
          </table:table-cell>
          <table:table-cell table:style-name="Table1.B3" office:value-type="float" office:value="4">
            <text:p text:style-name="P13">4</text:p>
          </table:table-cell>
          <table:table-cell table:style-name="Table1.C5" office:value-type="string">
            <text:p text:style-name="P8">https://www.digikey.com/en/products/detail/mill-max-manufacturing-corp/0947-0-15-20-77-14-11-0/7402798?fbclid=IwAR2QlSi8a8lccHdWrY6OnjslCu8BUWKbcjRzbmdfqrm78gm7a28iOgghOkI</text:p>
          </table:table-cell>
        </table:table-row>
        <table:table-row table:style-name="Table1.1">
          <table:table-cell table:style-name="Table1.A2" office:value-type="string">
            <text:p text:style-name="P5"><text:span text:style-name="T1">3</text:span>D printed <text:s/><text:span text:style-name="T12">release </text:span></text:p>
          </table:table-cell>
          <table:table-cell table:style-name="Table1.B2" office:value-type="float" office:value="1">
            <text:p text:style-name="P13">1</text:p>
          </table:table-cell>
          <table:table-cell table:style-name="Table1.C6" office:value-type="string">
            <text:p text:style-name="P4"><text:span text:style-name="T13">Goldfishlaser Version/CAD Files/intermediary design files/dengineering_v02.3.8.stl</text:span></text:p>
          </table:table-cell>
        </table:table-row>
        <table:table-row table:style-name="Table1.1">
          <table:table-cell table:style-name="Table1.A3" office:value-type="string">
            <text:p text:style-name="P13">3D printed breakaway</text:p>
          </table:table-cell>
          <table:table-cell table:style-name="Table1.B3" office:value-type="float" office:value="1">
            <text:p text:style-name="P13">1</text:p>
          </table:table-cell>
          <table:table-cell table:style-name="Table1.C7" office:value-type="string">
            <text:p text:style-name="P4">Goldfishlaser Version/CAD Files/intermediary design files/dengineering_v02.3.8.stl</text:p>
          </table:table-cell>
        </table:table-row>
        <table:table-row table:style-name="Table1.1">
          <table:table-cell table:style-name="Table1.A8" office:value-type="string">
            <text:p text:style-name="P13">3 x 4 mm Disc magnets</text:p>
          </table:table-cell>
          <table:table-cell table:style-name="Table1.B8" office:value-type="float" office:value="8">
            <text:p text:style-name="P13">8</text:p>
          </table:table-cell>
          <table:table-cell table:style-name="Table1.C8" office:value-type="string">
            <text:p text:style-name="P4">https://www.aliexpress.com/w/wholesale-3x4mm-neodymium-disc-magnets.html?catId=0&amp;initiative_id=SB_20230715123959&amp;SearchText=3x4mm+neodymium+disc+magnets&amp;spm=a2g0o.productlist.1000002.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3-07-15T16:41:55.987621834</dc:date>
    <meta:editing-duration>PT23M33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27" meta:word-count="74" meta:character-count="988" meta:non-whitespace-character-count="938"/>
  </office:meta>
</office:document-meta>
</file>